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, randomize heigh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amps for acces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00-00-00</text:date>, <text:time style:data-style-name="N2" text:time-value="17:31:23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2-05T17:59:09.849000000</dc:date>
    <meta:editing-duration>P6DT2H44M18S</meta:editing-duration>
    <meta:editing-cycles>28</meta:editing-cycles>
    <meta:document-statistic meta:table-count="1" meta:cell-count="88" meta:object-count="0"/>
  </office:meta>
</office:document-meta>
</file>